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079B8869D79D9E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62cm, 2.754cm, 17.234cm, 10.19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28cm" svg:height="23.1cm" svg:x="0.892cm" svg:y="1.991cm">
          <draw:image xlink:href="Pictures/10000000000005E8000007E03079B8869D79D9E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1:55:09.040970234</dc:date>
    <meta:editing-duration>PT3M38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